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d800" officeooo:paragraph-rsid="000cd800"/>
    </style:style>
    <style:style style:name="P2" style:family="paragraph" style:parent-style-name="Standard">
      <style:text-properties officeooo:paragraph-rsid="000cd800"/>
    </style:style>
    <style:style style:name="P3" style:family="paragraph" style:parent-style-name="Standard">
      <style:paragraph-properties fo:text-align="center" style:justify-single-word="false"/>
      <style:text-properties fo:font-size="16pt" fo:font-weight="bold" officeooo:paragraph-rsid="000cd800" style:font-size-asian="16pt" style:font-weight-asian="bold" style:font-size-complex="16pt"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T1" style:family="text">
      <style:text-properties officeooo:rsid="000cd800"/>
    </style:style>
    <style:style style:name="T2" style:family="text">
      <style:text-properties fo:font-weight="bold" style:font-weight-asian="bold" style:font-weight-complex="bold"/>
    </style:style>
    <style:style style:name="T3" style:family="text">
      <style:text-properties fo:font-weight="bold" officeooo:rsid="000cd800"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weight="bold" officeooo:rsid="000cd800" style:font-size-asian="13pt" style:font-weight-asian="bold" style:font-size-complex="13pt" style:font-weight-complex="bold"/>
    </style:style>
    <style:style style:name="T6"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Семінар № 5</text:p>
      <text:p text:style-name="P3"><text:s/>Україна в складі Австро-Угорської та Російської імперій</text:p>
      <text:p text:style-name="P1"/>
      <text:p text:style-name="P2"><text:span text:style-name="T5">1. </text:span><text:span text:style-name="T4">Поняття «епохи модерну», її відмінність від традиційного суспільства.</text:span><text:line-break/><text:line-break/>Поняття "епохи модерну" відноситься до періоду історії, який характеризується різкими змінами в суспільстві, економіці, культурі, технологіях та політиці. Епоха модерну почалася приблизно в кінці XV - початку XVI століття і тривала до початку XX століття. Цей період є перехідним від середньовіччя до сучасності.</text:p>
      <text:p text:style-name="Text_20_body">Основні відмінності епохи модерну від традиційного суспільства включають:</text:p>
      <text:list text:style-name="L1">
        <text:list-item>
          <text:p text:style-name="P4">Розвиток промисловості: Епоха модерну відзначається швидким розвитком промислового виробництва, зміною економічних систем і переходом від феодальних відносин до капіталістичної виробничої системи.</text:p>
        </text:list-item>
        <text:list-item>
          <text:p text:style-name="P4">Великі відкриття та колоніальна експансія: У цей період були здійснені значні географічні відкриття, що відкрило нові торгові маршрути та призвело до формування колоніальних імперій.</text:p>
        </text:list-item>
        <text:list-item>
          <text:p text:style-name="P4">Розширення прав людини: Епоха модерну принесла ідеї просвітництва, що сприяли розширенню прав людини, включаючи права на свободу слова, релігії, об'єднання та інші.</text:p>
        </text:list-item>
        <text:list-item>
          <text:p text:style-name="P4">Політичні зміни: У цей період відбулися істотні політичні зміни, такі як Французька та Американська революції, які поклали початок формуванню модернізованих національних держав.</text:p>
        </text:list-item>
        <text:list-item>
          <text:p text:style-name="P4">Науковий розвиток: Епоха модерну сприяла значному науковому розвитку, включаючи розвиток нових наукових методів та відкриття в галузі фізики, хімії, біології та інших галузях.</text:p>
        </text:list-item>
      </text:list>
      <text:p text:style-name="Text_20_body">У цілому, епоха модерну характеризується стрімкими та радикальними змінами у всіх аспектах життя суспільства, що робить її відмінною від традиційного суспільства.<text:line-break/><text:line-break/><text:line-break/><text:span text:style-name="T4">2.Соціально-економічна модернізація в Наддніпрянщині середини<text:line-break/>– другої половини ХІХ ст.: сутність, тенденції, відмінності досвіду України й<text:line-break/>решти європейських країн.</text:span></text:p>
      <text:p text:style-name="P2"><text:span text:style-name="T2">а) Особливості й перебіг промислового<text:line-break/>перевороту на українських землях.<text:line-break/><text:line-break/></text:span><text:span text:style-name="T6">Промисловий переворот на українських землях у другій половині ХІХ століття був складним і багатогранним процесом, що відбувався в контексті загальноєвропейських та глобальних тенденцій. Ось деякі особливості й перебіг промислового перевороту на українських землях:</text:span></text:p>
      <text:p text:style-name="P2"><text:span text:style-name="T6"/></text:p>
      <text:list text:style-name="L4">
        <text:list-item>
          <text:p text:style-name="P6"><text:span text:style-name="Strong_20_Emphasis">Розвиток промисловості в межах Російської імперії</text:span>: Українські землі у другій половині ХІХ століття були частиною Російської імперії. Промисловий розвиток тут відбувався в контексті російської індустріалізації, хоча й з власними особливостями.</text:p>
        </text:list-item>
        <text:list-item>
          <text:p text:style-name="P6"><text:soft-page-break/><text:span text:style-name="Strong_20_Emphasis">Розвиток тяжкої промисловості</text:span>: На українських землях відбувався активний розвиток тяжкої промисловості, зокрема видобуток вугілля, металургія, машинобудування. Залізнодорожна галузь також активно розвивалася, що сприяло індустріалізації регіону.</text:p>
        </text:list-item>
        <text:list-item>
          <text:p text:style-name="P6"><text:span text:style-name="Strong_20_Emphasis">Вплив соціальних трансформацій</text:span>: Промисловий переворот спричиняв значні соціальні трансформації. Масова індустріалізація привертала до міст нових працівників, що призводило до формування нових робітничих класів і робітничих рухів. Такі явища, як фабрична система та робітничий рух, також відчутні на українських землях.</text:p>
        </text:list-item>
        <text:list-item>
          <text:p text:style-name="P6"><text:span text:style-name="Strong_20_Emphasis">Розвиток міст та промислових центрів</text:span>: Розвиток промисловості призвів до активного зростання міст та промислових центрів на українських землях. Міста стали центрами виробництва, торгівлі та культурного життя.</text:p>
        </text:list-item>
        <text:list-item>
          <text:p text:style-name="P6"><text:span text:style-name="Strong_20_Emphasis">Залучення іноземного капіталу</text:span>: У розвитку промисловості на українських землях значну роль відігравали іноземні інвестори, які вкладали свій капітал у вугільну, металургійну та інші галузі.</text:p>
        </text:list-item>
      </text:list>
      <text:p text:style-name="Text_20_body">Ці процеси відбувалися в особливому контексті українських земель та під впливом загальноєвропейських тенденцій, але з власними особливостями, зумовленими історичним, економічним і соціокультурним контекстом регіону.</text:p>
      <text:p text:style-name="P2"><text:line-break/><text:span text:style-name="T2">б) Скасуванні кріпосного права<text:line-break/>та реформи адміністративно-політичного управління в Російській імперії 1860-1870-х<text:line-break/>рр.<text:line-break/><text:line-break/></text:span><text:span text:style-name="T6">Скасування кріпосного права та реформи адміністративно-політичного управління в Російській імперії у 1860-1870-х роках були ключовими подіями в історії Росії. Ці реформи були важливими кроками в розвитку країни та вплинули на подальші соціально-економічні та політичні процеси. Ось основні аспекти цих подій:</text:span></text:p>
      <text:p text:style-name="P2"><text:span text:style-name="T6"/></text:p>
      <text:list text:style-name="L6">
        <text:list-item>
          <text:p text:style-name="P7"><text:span text:style-name="Strong_20_Emphasis">Скасування кріпосного права (1861 рік)</text:span>: Реформа скасування кріпосного права була проведена під керівництвом царя Александра II. Вона передбачала звільнення селян від примусових обов'язків перед поміщиками та надавала їм можливість придбати земельні ділянки для власного використання. Проте, ця реформа не була абсолютною, і селяни не отримали повного земельного володіння, а лише земельні паї на умовах викупу.</text:p>
        </text:list-item>
        <text:list-item>
          <text:p text:style-name="P7"><text:span text:style-name="Strong_20_Emphasis">Зміни в адміністративно-політичному управлінні</text:span>: Окрім скасування кріпосного права, період 1860-1870-х років був відомий рядом інших реформ в адміністративно-політичному управлінні. Зокрема, у 1864 році була проведена реформа місцевого самоврядування (земство), яка передбачала обрання населенням земельних зборів та організацію місцевого управління.</text:p>
        </text:list-item>
        <text:list-item>
          <text:p text:style-name="P7"><text:span text:style-name="Strong_20_Emphasis">Модернізація судової системи</text:span>: У цей період також була проведена реформа судової системи, яка спрямовувалася на покращення судочинства та забезпечення більшої справедливості в судових рішеннях.</text:p>
        </text:list-item>
        <text:list-item>
          <text:p text:style-name="P7"><text:soft-page-break/><text:span text:style-name="Strong_20_Emphasis">Зміни в господарській сфері</text:span>: Після скасування кріпосного права і реформ в господарській сфері спостерігалася активізація сільського господарства, більш активна розробка земель, виходження на внутрішній ринок. Також були спроби стимулювати промисловий розвиток.</text:p>
        </text:list-item>
      </text:list>
      <text:p text:style-name="Text_20_body">Ці реформи були спробами модернізувати Російську імперію, але вони не були вичерпними. Багато проблем, зокрема стосовно розподілу землі та соціального нерівня, залишалися нерозв'язаними, що створювало передумови для подальших соціально-політичних напруг і конфліктів.</text:p>
      <text:p text:style-name="P2"><text:span text:style-name="T6"><text:line-break/></text:span><text:span text:style-name="T2">в) Розвиток міст.</text:span><text:span text:style-name="T6"><text:line-break/><text:line-break/>Розвиток міст в Російській імперії у другій половині XIX століття, зокрема в період 1860-1870-х років, був дуже значущим і відігравав ключову роль у модернізації та індустріалізації країни. Ось деякі аспекти розвитку міст у цей період:</text:span></text:p>
      <text:list text:style-name="L7">
        <text:list-item>
          <text:p text:style-name="P8"><text:span text:style-name="Strong_20_Emphasis">Індустріалізація міст</text:span>: У цей період відбувався активний розвиток промисловості в містах. Фабрики, заводи та інші підприємства виробничого сектору стали домінуючими структурами міської економіки.</text:p>
        </text:list-item>
        <text:list-item>
          <text:p text:style-name="P8"><text:span text:style-name="Strong_20_Emphasis">Міське планування та архітектура</text:span>: Багато міст були перебудовані та реконструйовані, щоб відповідати вимогам модернізації. Це включало в себе зміни в архітектурі, впровадження нових стилів та міського планування, щоб забезпечити зручність та ефективність життя мешканців.</text:p>
        </text:list-item>
        <text:list-item>
          <text:p text:style-name="P8"><text:span text:style-name="Strong_20_Emphasis">Зростання населення</text:span>: Міста в цей період стали центрами зростання населення, що було пов'язано з індустріалізацією та міграцією селян до міст у пошуках роботи та кращого життя.</text:p>
        </text:list-item>
        <text:list-item>
          <text:p text:style-name="P8"><text:span text:style-name="Strong_20_Emphasis">Розвиток інфраструктури</text:span>: Зростання міського населення вимагало розвитку міської інфраструктури, такої як дороги, водопостачання, каналізація, електрифікація та інші комунальні послуги.</text:p>
        </text:list-item>
        <text:list-item>
          <text:p text:style-name="P8"><text:span text:style-name="Strong_20_Emphasis">Соціальні зміни</text:span>: Розвиток міст також супроводжувався соціальними змінами. Утворення робітничого класу та інтенсивна індустріалізація спричинили виникнення працівничих рухів, боротьбу за права робітників та інші соціально-політичні процеси.</text:p>
        </text:list-item>
        <text:list-item>
          <text:p text:style-name="P8"><text:span text:style-name="Strong_20_Emphasis">Культурний розвиток</text:span>: Міста стали центрами культурного життя, де розвивалося мистецтво, література, освіта та наука. З'являлися театри, музеї, бібліотеки та інші культурні заклади.</text:p>
        </text:list-item>
      </text:list>
      <text:p text:style-name="Text_20_body">Розвиток міст в цей період був складним процесом, який відігравав важливу роль у формуванні сучасної Росії та вплинув на подальший хід історії країни.</text:p>
      <text:p text:style-name="P2"><text:span text:style-name="T6"><text:line-break/></text:span><text:span text:style-name="T4">3. Західно-українські землі під<text:line-break/>владою Австро-Угорщини.<text:line-break/></text:span><text:span text:style-name="T6"><text:line-break/><text:line-break/></text:span><text:soft-page-break/><text:span text:style-name="T2">а) Реформи Марії Терези та<text:line-break/>Йосифа ІІ.<text:line-break/></text:span><text:span text:style-name="T6"><text:line-break/>Марія Терезія (1717-1780) та її син Йосиф II (1741-1790) були визначними правителями Габсбурзької монархії, яка охоплювала частину сучасної Австрії, Угорщину, Чехію, Словаччину та інші території. Вони провели ряд реформ, спрямованих на модернізацію та утвердження влади.</text:span></text:p>
      <text:p text:style-name="Text_20_body"><text:span text:style-name="Strong_20_Emphasis">Реформи Марії Терезії:</text:span></text:p>
      <text:list text:style-name="L8">
        <text:list-item>
          <text:p text:style-name="P9"><text:span text:style-name="Strong_20_Emphasis">Модернізація армії:</text:span> Марія Терезія покращила військову силу Габсбургів, вдосконаливши організацію та навчання військових.</text:p>
        </text:list-item>
        <text:list-item>
          <text:p text:style-name="P9"><text:span text:style-name="Strong_20_Emphasis">Освіта та культура:</text:span> Зроблено значні кроки у сфері освіти. Засновано нові школи, розширено можливості для навчання, підтримано науку та мистецтво.</text:p>
        </text:list-item>
        <text:list-item>
          <text:p text:style-name="P9"><text:span text:style-name="Strong_20_Emphasis">Фінансова реформа:</text:span> Покращено систему оподаткування та фінансове управління. Спроби раціоналізації фінансів були направлені на підтримку реформ у різних галузях.</text:p>
        </text:list-item>
        <text:list-item>
          <text:p text:style-name="P9"><text:span text:style-name="Strong_20_Emphasis">Земельні реформи:</text:span> Марія Терезія впровадила заходи для поліпшення сільського господарства та розподілу землі.</text:p>
        </text:list-item>
      </text:list>
      <text:p text:style-name="Text_20_body"><text:span text:style-name="Strong_20_Emphasis">Реформи Йосифа II:</text:span></text:p>
      <text:list text:style-name="L9">
        <text:list-item>
          <text:p text:style-name="P10"><text:span text:style-name="Strong_20_Emphasis">Скасування феодальних обов'язків:</text:span> Йосиф II спробував обмежити владу феодалів та скасувати деякі феодальні обов'язки, що обтяжували селян.</text:p>
        </text:list-item>
        <text:list-item>
          <text:p text:style-name="P10"><text:span text:style-name="Strong_20_Emphasis">Релігійна терпимість:</text:span> Йосиф II впровадив політику релігійної терпимості та намагався обмежити вплив Католицької церкви в справах держави.</text:p>
        </text:list-item>
        <text:list-item>
          <text:p text:style-name="P10"><text:span text:style-name="Strong_20_Emphasis">Централізація влади:</text:span> Спрямована на посилення централізованої влади, реформа передбачала обмеження впливу старовинних структур, що заважали реформам.</text:p>
        </text:list-item>
        <text:list-item>
          <text:p text:style-name="P10"><text:span text:style-name="Strong_20_Emphasis">Освітні та адміністративні реформи:</text:span> Введено освітні стандарти, а також здійснено реорганізацію адміністративної системи для поліпшення ефективності управління.</text:p>
        </text:list-item>
      </text:list>
      <text:p text:style-name="Text_20_body">Обидва монархи спрямовували свої реформи на поліпшення державного управління, економіки та соціальних умов у Габсбурзькій монархії. Ці реформи відіграли важливу роль у модернізації історичних областей, які входять до складу сучасних країн Австрії, Угорщини та Чехії.</text:p>
      <text:p text:style-name="P2"><text:span text:style-name="T6"/></text:p>
      <text:p text:style-name="P2"><text:span text:style-name="T6"><text:line-break/></text:span><text:span text:style-name="T2">б) Соціально-економічний<text:line-break/>розвиток західно-українських земель в ХІХ ст.</text:span><text:span text:style-name="T6"><text:line-break/><text:line-break/>Соціально-економічний розвиток західно-українських земель у XIX столітті був впливований рядом факторів, серед яких політичні перетворення, економічна структура, а також культурні та соціальні зміни.</text:span></text:p>
      <text:p text:style-name="Text_20_body"><text:span text:style-name="Strong_20_Emphasis">1. Політичні перетворення:</text:span></text:p>
      <text:list text:style-name="L10">
        <text:list-item>
          <text:p text:style-name="P11"><text:span text:style-name="Strong_20_Emphasis">Поділ Польщі:</text:span> Після третього розподілу Польщі у 1795 році західно-українські землі потрапили під владу російської імперії.</text:p>
        </text:list-item>
        <text:list-item>
          <text:p text:style-name="P11"><text:soft-page-break/><text:span text:style-name="Strong_20_Emphasis">Галицька область:</text:span> Галичина стала частиною Австро-Угорської імперії, яка провела ряд реформ, спрямованих на поліпшення економічної та соціальної ситуації.</text:p>
        </text:list-item>
        <text:list-item>
          <text:p text:style-name="P11"><text:span text:style-name="Strong_20_Emphasis">Поділ України між двома імперіями:</text:span> Під владою Росії та Австро-Угорщини західно-українські землі зазнали різної політичної та економічної трансформації.</text:p>
        </text:list-item>
      </text:list>
      <text:p text:style-name="Text_20_body"><text:span text:style-name="Strong_20_Emphasis">2. Економічна структура:</text:span></text:p>
      <text:list text:style-name="L11">
        <text:list-item>
          <text:p text:style-name="P12"><text:span text:style-name="Strong_20_Emphasis">Сільське господарство:</text:span> Більшість населення західно-українських земель займалася сільським господарством. Вирощування хліба, картоплі, винограду та інших культур було основою їхнього економічного життя.</text:p>
        </text:list-item>
        <text:list-item>
          <text:p text:style-name="P12"><text:span text:style-name="Strong_20_Emphasis">Промисловість:</text:span> У другій половині XIX століття на західних землях почав розвиватися промисловий сектор, зокрема текстильна та лісова промисловість.</text:p>
        </text:list-item>
      </text:list>
      <text:p text:style-name="Text_20_body"><text:span text:style-name="Strong_20_Emphasis">3. Культурні та соціальні зміни:</text:span></text:p>
      <text:list text:style-name="L12">
        <text:list-item>
          <text:p text:style-name="P13"><text:span text:style-name="Strong_20_Emphasis">Освіта та культура:</text:span> Розвиток освіти та культури ставав помітним у цьому періоді, з'являлися нові школи, видання книг, театри та інші культурні установи.</text:p>
        </text:list-item>
        <text:list-item>
          <text:p text:style-name="P13"><text:span text:style-name="Strong_20_Emphasis">Етнічні відносини:</text:span> Західно-українські землі були мультиетнічними, що впливало на соціальну та політичну ситуацію. Взаємини між українцями, поляками, євреями та іншими етнічними групами часто були напруженими.</text:p>
        </text:list-item>
      </text:list>
      <text:p text:style-name="Text_20_body">У цілому, XIX століття було періодом значних змін і трансформацій у західно-українських землях. Політичні, економічні, культурні та соціальні процеси спільно впливали на формування та розвиток цих регіонів, а їхна історія стала важливою складовою утворення сучасної України.</text:p>
      <text:p text:style-name="P2"><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8:48:42.438398551</meta:creation-date>
    <dc:date>2024-03-11T19:20:10.187542592</dc:date>
    <meta:editing-duration>PT31M28S</meta:editing-duration>
    <meta:editing-cycles>1</meta:editing-cycles>
    <meta:generator>LibreOffice/7.6.2.1$Linux_X86_64 LibreOffice_project/60$Build-1</meta:generator>
    <meta:document-statistic meta:table-count="0" meta:image-count="0" meta:object-count="0" meta:page-count="5" meta:paragraph-count="55" meta:word-count="1348" meta:character-count="10666" meta:non-whitespace-character-count="9392"/>
  </office:meta>
</office:document-meta>
</file>